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fill-color="#99ff66" draw:textarea-horizontal-align="justify" draw:textarea-vertical-align="middle" draw:auto-grow-height="false" fo:min-height="0.528cm" fo:min-width="0.986cm"/>
    </style:style>
    <style:style style:name="gr14" style:family="graphic" style:parent-style-name="standard">
      <style:graphic-properties draw:fill-color="#ff3333" draw:textarea-horizontal-align="justify" draw:textarea-vertical-align="middle" draw:auto-grow-height="false" fo:min-height="0.528cm" fo:min-width="0.986cm"/>
    </style:style>
    <style:style style:name="gr15" style:family="graphic" style:parent-style-name="standard">
      <style:graphic-properties draw:textarea-horizontal-align="justify" draw:textarea-vertical-align="middle" draw:auto-grow-height="false" fo:min-height="2.792cm" fo:min-width="4.238cm"/>
    </style:style>
    <style:style style:name="gr16" style:family="graphic" style:parent-style-name="standard">
      <style:graphic-properties draw:textarea-horizontal-align="justify" draw:textarea-vertical-align="middle" draw:auto-grow-height="false" fo:min-height="1.45cm" fo:min-width="1.692cm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ffff" fo:font-size="10pt" fo:font-weight="bold" fo:background-color="transparent" style:font-size-asian="18pt" style:font-size-complex="18pt"/>
    </style:style>
    <style:style style:name="T4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T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AT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TCTG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ATC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3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ization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  <draw:connector draw:style-name="gr11" draw:text-style-name="P5" draw:layer="layout" draw:type="curve" svg:x1="11.951cm" svg:y1="1.563cm" svg:x2="13.801cm" svg:y2="2.301cm" svg:d="M11951 1563c0 178 1850-190 1850 738" svg:viewBox="0 0 1851 739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3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3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3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  <draw:page draw:name="page8" draw:style-name="dp1" draw:master-page-name="Výchozí">
        <draw:custom-shape draw:style-name="gr13" draw:text-style-name="P3" xml:id="id85" draw:id="id85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6" draw:id="id86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7" draw:id="id87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8" draw:id="id88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9" draw:id="id89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0" draw:id="id90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85" draw:start-glue-point="8" draw:end-shape="id86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86" draw:start-glue-point="8" draw:end-shape="id87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87" draw:start-glue-point="8" draw:end-shape="id88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88" draw:start-glue-point="8" draw:end-shape="id89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89" draw:start-glue-point="8" draw:end-shape="id90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85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90" draw:start-glue-point="8" svg:d="M2952 12601c0 1582-1180 779-1180 1608" svg:viewBox="0 0 1181 1609">
          <text:p/>
        </draw:connector>
        <draw:custom-shape draw:style-name="gr15" draw:text-style-name="P1" draw:layer="layout" svg:width="6.7cm" svg:height="4.3cm" svg:x="12.102cm" svg:y="18.6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1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1" draw:id="id91" draw:layer="layout" svg:width="2.1cm" svg:height="1.1cm" svg:x="12.7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3" draw:id="id93" draw:layer="layout" svg:width="2.1cm" svg:height="1.1cm" svg:x="16.0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6" draw:id="id96" draw:layer="layout" svg:width="2.1cm" svg:height="1.1cm" svg:x="12.703cm" svg:y="20.4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7" draw:id="id97" draw:layer="layout" svg:width="2.1cm" svg:height="1.1cm" svg:x="16.004cm" svg:y="20.4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2" draw:id="id92" draw:layer="layout" svg:width="3.098cm" svg:height="2.402cm" svg:x="12.203cm" svg:y="8.099cm">
          <text:p text:style-name="P1"/>
          <text:p text:style-name="P1"/>
          <text:p text:style-name="P1">M<text:span text:style-name="T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4cm" svg:y="8.404cm">
          <text:p text:style-name="P1"><text:span text:style-name="T1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94" draw:id="id94" draw:layer="layout" svg:width="3.098cm" svg:height="2.402cm" svg:x="12.204cm" svg:y="11.4cm">
          <text:p text:style-name="P1"/>
          <text:p text:style-name="P1"/>
          <text:p text:style-name="P1">M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2.1cm" svg:height="1.1cm" svg:x="12.605cm" svg:y="11.705cm">
          <text:p text:style-name="P1"><text:span text:style-name="T1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3.098cm" svg:height="2.402cm" svg:x="12.304cm" svg:y="15cm">
          <text:p text:style-name="P1"/>
          <text:p text:style-name="P1"/>
          <text:p text:style-name="P1">M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5" draw:id="id95" draw:layer="layout" svg:width="2.1cm" svg:height="1.1cm" svg:x="12.705cm" svg:y="15.305cm">
          <text:p text:style-name="P1"><text:span text:style-name="T1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3.752cm" svg:y1="5.102cm" svg:x2="13.752cm" svg:y2="8.099cm" draw:start-shape="id91" draw:start-glue-point="8" draw:end-shape="id92" draw:end-glue-point="4" svg:d="M13752 5102v2997" svg:viewBox="0 0 1 2998">
          <text:p/>
        </draw:connector>
        <draw:connector draw:style-name="gr7" draw:text-style-name="P5" draw:layer="layout" draw:type="curve" svg:x1="17.053cm" svg:y1="5.103cm" svg:x2="15.301cm" svg:y2="9.3cm" draw:start-shape="id93" draw:start-glue-point="8" draw:end-shape="id92" draw:end-glue-point="10" svg:d="M17053 5103c0 2798-584 4197-1752 4197" svg:viewBox="0 0 1753 4198">
          <text:p/>
        </draw:connector>
        <draw:connector draw:style-name="gr4" draw:text-style-name="P5" draw:layer="layout" draw:type="curve" svg:x1="13.752cm" svg:y1="10.501cm" svg:x2="13.753cm" svg:y2="11.4cm" draw:start-shape="id92" draw:start-glue-point="8" draw:end-shape="id94" draw:end-glue-point="4" svg:d="M13752 10501c0 675 1 226 1 899" svg:viewBox="0 0 2 900">
          <text:p/>
        </draw:connector>
        <draw:connector draw:style-name="gr4" draw:text-style-name="P5" draw:layer="layout" draw:type="curve" svg:x1="13.753cm" svg:y1="13.802cm" svg:x2="13.755cm" svg:y2="15.305cm" draw:start-shape="id94" draw:start-glue-point="8" draw:end-shape="id95" draw:end-glue-point="4" svg:d="M13753 13802c0 1128 2 377 2 1503" svg:viewBox="0 0 3 1504">
          <text:p/>
        </draw:connector>
        <draw:connector draw:style-name="gr7" draw:text-style-name="P5" draw:layer="layout" draw:type="curve" svg:x1="13.755cm" svg:y1="16.405cm" svg:x2="13.753cm" svg:y2="20.403cm" draw:start-shape="id95" draw:start-glue-point="8" draw:end-shape="id96" svg:d="M13755 16405c0 3000-2 1001-2 3998" svg:viewBox="0 0 3 3999">
          <text:p/>
        </draw:connector>
        <draw:connector draw:style-name="gr4" draw:text-style-name="P5" draw:layer="layout" draw:type="curve" svg:x1="14.805cm" svg:y1="15.855cm" svg:x2="17.054cm" svg:y2="20.404cm" draw:start-shape="id95" draw:start-glue-point="10" draw:end-shape="id97" draw:end-glue-point="4" svg:d="M14805 15855c1500 0 2249 1516 2249 4549" svg:viewBox="0 0 2250 4550">
          <text:p/>
        </draw:connector>
      </draw:page>
      <draw:page draw:name="page9" draw:style-name="dp1" draw:master-page-name="Výchozí">
        <draw:custom-shape draw:style-name="gr13" draw:text-style-name="P3" xml:id="id98" draw:id="id98" draw:layer="layout" svg:width="2.1cm" svg:height="1.1cm" svg:x="1.901cm" svg:y="2.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99" draw:id="id99" draw:layer="layout" svg:width="2.1cm" svg:height="1.1cm" svg:x="1.902cm" svg:y="4.001cm">
          <text:p text:style-name="P1"><text:span text:style-name="T1">C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0" draw:id="id100" draw:layer="layout" svg:width="2.1cm" svg:height="1.1cm" svg:x="1.902cm" svg:y="5.801cm">
          <text:p text:style-name="P1"><text:span text:style-name="T1">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1" draw:id="id101" draw:layer="layout" svg:width="2.1cm" svg:height="1.1cm" svg:x="1.902cm" svg:y="7.601cm">
          <text:p text:style-name="P1"><text:span text:style-name="T1">AT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2" draw:id="id102" draw:layer="layout" svg:width="2.1cm" svg:height="1.1cm" svg:x="1.902cm" svg:y="9.501cm">
          <text:p text:style-name="P1"><text:span text:style-name="T1">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3" draw:id="id103" draw:layer="layout" svg:width="2.1cm" svg:height="1.1cm" svg:x="1.902cm" svg:y="11.501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3cm" svg:y="4.102cm">
          <text:p text:style-name="P1"><text:span text:style-name="T2">C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951cm" svg:y1="3.3cm" svg:x2="2.952cm" svg:y2="4.001cm" draw:start-shape="id98" draw:start-glue-point="8" draw:end-shape="id99" draw:end-glue-point="4" svg:d="M2951 3300c0 526 1 176 1 701" svg:viewBox="0 0 2 702">
          <text:p/>
        </draw:connector>
        <draw:connector draw:style-name="gr4" draw:text-style-name="P5" draw:layer="layout" draw:type="curve" svg:x1="2.952cm" svg:y1="5.101cm" svg:x2="2.952cm" svg:y2="5.801cm" draw:start-shape="id99" draw:start-glue-point="8" draw:end-shape="id100" draw:end-glue-point="4" svg:d="M2952 5101v700" svg:viewBox="0 0 1 701">
          <text:p/>
        </draw:connector>
        <draw:connector draw:style-name="gr4" draw:text-style-name="P5" draw:layer="layout" draw:type="curve" svg:x1="2.952cm" svg:y1="6.901cm" svg:x2="2.952cm" svg:y2="7.601cm" draw:start-shape="id100" draw:start-glue-point="8" draw:end-shape="id101" draw:end-glue-point="4" svg:d="M2952 6901v700" svg:viewBox="0 0 1 701">
          <text:p/>
        </draw:connector>
        <draw:connector draw:style-name="gr4" draw:text-style-name="P5" draw:layer="layout" draw:type="curve" svg:x1="2.952cm" svg:y1="8.701cm" svg:x2="2.952cm" svg:y2="9.501cm" draw:start-shape="id101" draw:start-glue-point="8" draw:end-shape="id102" draw:end-glue-point="4" svg:d="M2952 8701v800" svg:viewBox="0 0 1 801">
          <text:p/>
        </draw:connector>
        <draw:connector draw:style-name="gr4" draw:text-style-name="P5" draw:layer="layout" draw:type="curve" svg:x1="2.952cm" svg:y1="10.601cm" svg:x2="2.952cm" svg:y2="11.501cm" draw:start-shape="id102" draw:start-glue-point="8" draw:end-shape="id103" draw:end-glue-point="4" svg:d="M2952 10601v900" svg:viewBox="0 0 1 901">
          <text:p/>
        </draw:connector>
        <draw:connector draw:style-name="gr4" draw:text-style-name="P5" draw:layer="layout" draw:type="curve" svg:x1="1.751cm" svg:y1="1.416cm" svg:x2="2.951cm" svg:y2="2.2cm" draw:end-shape="id98" draw:end-glue-point="4" svg:d="M1751 1416c0 213 1200-179 1200 784" svg:viewBox="0 0 1201 785">
          <text:p/>
        </draw:connector>
        <draw:connector draw:style-name="gr4" draw:text-style-name="P5" draw:layer="layout" draw:type="curve" svg:x1="2.952cm" svg:y1="12.601cm" svg:x2="1.772cm" svg:y2="14.209cm" draw:start-shape="id103" draw:start-glue-point="8" svg:d="M2952 12601c0 1582-1180 779-1180 1608" svg:viewBox="0 0 1181 1609">
          <text:p/>
        </draw:connector>
        <draw:custom-shape draw:style-name="gr14" draw:text-style-name="P6" draw:layer="layout" svg:width="2.1cm" svg:height="1.1cm" svg:x="5.604cm" svg:y="5.703cm">
          <text:p text:style-name="P1"><text:span text:style-name="T2">TAG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5cm" svg:y="7.504cm">
          <text:p text:style-name="P1"><text:span text:style-name="T2">AGAC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2.1cm" svg:height="1.1cm" svg:x="5.606cm" svg:y="9.505cm">
          <text:p text:style-name="P1"><text:span text:style-name="T2">G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2cm" svg:y="9.202cm">
          <text:p text:style-name="P1">M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6.7cm" svg:height="4.3cm" svg:x="12.301cm" svg:y="2.801cm">
          <text:p text:style-name="P1">M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4" draw:id="id104" draw:layer="layout" svg:width="2.1cm" svg:height="1.1cm" svg:x="12.902cm" svg:y="4.002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7" draw:id="id107" draw:layer="layout" svg:width="2.1cm" svg:height="1.1cm" svg:x="16.203cm" svg:y="4.003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5" draw:id="id105" draw:layer="layout" svg:width="2.1cm" svg:height="1.1cm" svg:x="12.903cm" svg:y="11.003cm">
          <text:p text:style-name="P1"><text:span text:style-name="T1">AC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106" draw:id="id106" draw:layer="layout" svg:width="2.1cm" svg:height="1.1cm" svg:x="16.204cm" svg:y="11.004cm">
          <text:p text:style-name="P1"><text:span text:style-name="T1">ACTA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3.952cm" svg:y1="5.102cm" svg:x2="13.953cm" svg:y2="11.003cm" draw:start-shape="id104" draw:start-glue-point="8" draw:end-shape="id105" svg:d="M13952 5102c0 4426 1 1476 1 5901" svg:viewBox="0 0 2 5902">
          <text:p/>
        </draw:connector>
        <draw:connector draw:style-name="gr4" draw:text-style-name="P5" draw:layer="layout" draw:type="curve" svg:x1="14.695cm" svg:y1="4.941cm" svg:x2="16.511cm" svg:y2="11.165cm" draw:start-shape="id104" draw:start-glue-point="9" draw:end-shape="id106" draw:end-glue-point="5" svg:d="M14695 4941c0 4669 1816 1558 1816 6224" svg:viewBox="0 0 1817 6225">
          <text:p/>
        </draw:connector>
        <draw:connector draw:style-name="gr7" draw:text-style-name="P5" draw:layer="layout" draw:type="curve" svg:x1="17.253cm" svg:y1="5.103cm" svg:x2="17.254cm" svg:y2="11.004cm" draw:start-shape="id107" draw:start-glue-point="8" draw:end-shape="id106" svg:d="M17253 5103c0 4426 1 1476 1 5901" svg:viewBox="0 0 2 5902">
          <text:p/>
        </draw:connector>
        <draw:connector draw:style-name="gr7" draw:text-style-name="P5" draw:layer="layout" draw:type="curve" svg:x1="16.51cm" svg:y1="4.942cm" svg:x2="14.696cm" svg:y2="11.164cm" draw:start-shape="id107" draw:start-glue-point="7" draw:end-shape="id105" draw:end-glue-point="11" svg:d="M16510 4942c0 4668-1814 1557-1814 6222" svg:viewBox="0 0 1815 62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6-24T15:23:42.435000000</dc:date>
    <meta:editing-duration>PT2H2M18S</meta:editing-duration>
    <meta:editing-cycles>33</meta:editing-cycles>
    <meta:document-statistic meta:object-count="238"/>
  </office:meta>
</office:document-meta>
</file>